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ill Sans" svg:font-family="'Gill Sans'" style:font-family-generic="swiss" style:font-pitch="variable"/>
    <style:font-face style:name="Joanna Nova" svg:font-family="'Joanna Nova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text-properties officeooo:paragraph-rsid="0083260a"/>
    </style:style>
    <style:style style:name="P3" style:family="paragraph" style:parent-style-name="Table_20_Contents">
      <style:paragraph-properties fo:text-align="end" style:justify-single-word="false"/>
      <style:text-properties style:font-name="Gill Sans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6" style:family="paragraph" style:parent-style-name="Table_20_Start_20_Date">
      <style:paragraph-properties fo:text-align="end" style:justify-single-word="false"/>
      <style:text-properties style:font-name="Gill Sans" officeooo:paragraph-rsid="00c93d61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able_20_Start_20_Date">
      <style:paragraph-properties fo:text-align="end" style:justify-single-word="false"/>
      <style:text-properties style:font-name="Gill Sans" officeooo:rsid="00d27b81" officeooo:paragraph-rsid="00d27b81"/>
    </style:style>
    <style:style style:name="P10" style:family="paragraph" style:parent-style-name="Table_20_Contents">
      <style:text-properties officeooo:paragraph-rsid="0081d9f9"/>
    </style:style>
    <style:style style:name="P11" style:family="paragraph" style:parent-style-name="Text_20_body">
      <style:text-properties officeooo:paragraph-rsid="00844c8f"/>
    </style:style>
    <style:style style:name="P12" style:family="paragraph" style:parent-style-name="Table_20_End_20_Date">
      <style:text-properties officeooo:rsid="00c0da6c" officeooo:paragraph-rsid="00c0da6c"/>
    </style:style>
    <style:style style:name="P13" style:family="paragraph" style:parent-style-name="Table_20_End_20_Date">
      <style:text-properties officeooo:rsid="00c3c917" officeooo:paragraph-rsid="00c3c917"/>
    </style:style>
    <style:style style:name="P14" style:family="paragraph" style:parent-style-name="Table_20_End_20_Date">
      <style:text-properties officeooo:rsid="00c93d61" officeooo:paragraph-rsid="00c93d61"/>
    </style:style>
    <style:style style:name="P15" style:family="paragraph" style:parent-style-name="Table_20_Subheading">
      <style:text-properties fo:font-style="normal" style:font-style-asian="normal" style:font-style-complex="normal"/>
    </style:style>
    <style:style style:name="P16" style:family="paragraph" style:parent-style-name="Table_20_Text">
      <style:text-properties fo:font-style="normal" officeooo:rsid="00d27b81" officeooo:paragraph-rsid="00d27b81" style:font-style-asian="normal" style:font-style-complex="normal"/>
    </style:style>
    <style:style style:name="P17" style:family="paragraph" style:parent-style-name="Table_20_Subheading">
      <style:text-properties fo:text-transform="uppercase" style:text-position="-3% 100%" style:font-name="Ringside Regular1" fo:font-size="10pt" fo:font-style="normal" fo:font-weight="250" officeooo:rsid="00bfc300" officeooo:paragraph-rsid="00bfc300" style:font-style-asian="normal" style:font-weight-asian="normal" style:font-style-complex="normal" style:font-weight-complex="normal"/>
    </style:style>
    <style:style style:name="P18" style:family="paragraph" style:parent-style-name="Table_20_Text">
      <style:text-properties fo:font-style="italic" style:font-style-asian="italic" style:font-style-complex="italic"/>
    </style:style>
    <style:style style:name="P19" style:family="paragraph" style:parent-style-name="Table_20_Text">
      <style:text-properties style:font-name="Joanna Nova" fo:font-style="italic" officeooo:rsid="00cd5efe" officeooo:paragraph-rsid="00cd5efe" style:font-style-asian="italic" style:font-style-complex="italic"/>
    </style:style>
    <style:style style:name="P20" style:family="paragraph" style:parent-style-name="Table_20_End_20_Date">
      <style:text-properties officeooo:rsid="00d27b81" officeooo:paragraph-rsid="00d27b81"/>
    </style:style>
    <style:style style:name="P21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style:font-name="Joanna Nova" officeooo:rsid="00a5f0c5"/>
    </style:style>
    <style:style style:name="T5" style:family="text">
      <style:text-properties style:font-name="Joanna Nova" officeooo:rsid="00c81025"/>
    </style:style>
    <style:style style:name="T6" style:family="text">
      <style:text-properties officeooo:rsid="009b1198"/>
    </style:style>
    <style:style style:name="T7" style:family="text">
      <style:text-properties style:font-name="Ringside Regular1" fo:font-size="20.3999996185303pt" fo:font-weight="250" officeooo:rsid="009f48b8" style:font-name-asian="PingFang SC" style:font-size-asian="20.3999996185303pt" style:font-weight-asian="bold" style:font-name-complex="Arial Unicode MS1" style:font-size-complex="20.3999996185303pt" style:font-weight-complex="bold"/>
    </style:style>
    <style:style style:name="T8" style:family="text">
      <style:text-properties fo:font-size="20.3999996185303pt" style:font-size-asian="20.3999996185303pt" style:font-size-complex="20.3999996185303pt"/>
    </style:style>
    <style:style style:name="T9" style:family="text">
      <style:text-properties fo:font-size="20.3999996185303pt" officeooo:rsid="003ed5ef" style:font-size-asian="20.3999996185303pt" style:font-size-complex="20.3999996185303pt"/>
    </style:style>
    <style:style style:name="T10" style:family="text">
      <style:text-properties officeooo:rsid="00a7ae10"/>
    </style:style>
    <style:style style:name="T11" style:family="text">
      <style:text-properties officeooo:rsid="00c03b93"/>
    </style:style>
    <style:style style:name="T12" style:family="text">
      <style:text-properties officeooo:rsid="00c8728e"/>
    </style:style>
    <style:style style:name="T13" style:family="text">
      <style:text-properties officeooo:rsid="00c93d61"/>
    </style:style>
    <style:style style:name="T14" style:family="text">
      <style:text-properties style:font-name="Gill Sans" officeooo:rsid="00c93d61"/>
    </style:style>
    <style:style style:name="T15" style:family="text">
      <style:text-properties style:font-name="Gill Sans" officeooo:rsid="00cd5efe"/>
    </style:style>
    <style:style style:name="T16" style:family="text">
      <style:text-properties officeooo:rsid="00cb68dd"/>
    </style:style>
    <style:style style:name="T17" style:family="text">
      <style:text-properties officeooo:rsid="00cccb11"/>
    </style:style>
    <style:style style:name="T18" style:family="text">
      <style:text-properties officeooo:rsid="00d3fe6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Eric Bréchemier<text:span text:style-name="T1"><text:line-break/></text:span><text:span text:style-name="T8">eric@</text:span><text:span text:style-name="T7">culture</text:span><text:span text:style-name="T8">.graphic</text:span><text:span text:style-name="T9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since Q4 </text:p>
          </table:table-cell>
          <table:table-cell table:style-name="Table1.A1" office:value-type="string">
            <text:p text:style-name="P20">2022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6">Instructional Designer, Bachelor <text:span text:style-name="T18">in CS</text:span> for Video Games, Cnam-Enjmin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4">2022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8">Instructional Design workshops for creation from Kadenze Academy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8">Instructional Design Certificate from Connie Malamed Master Class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8">Digital Learning Manager Certificate from LearnAssembly</text:p>
          </table:table-cell>
        </table:table-row>
        <table:table-row>
          <table:table-cell table:style-name="Table1.A1" office:value-type="string">
            <text:p text:style-name="Table_20_Start_20_Date">since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8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<text:span text:style-name="T15">2</text:span>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9">Graphic Design Courses from EDAA through distance learning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8"><text:span text:style-name="T3">Discovering </text:span><text:span text:style-name="T4">&amp;</text:span><text:span text:style-name="T3"> Teaching Graphic Design</text:span> <text:span text:style-name="T6">Certificate </text:span>from CNAP<text:span text:style-name="T10"> on Fun</text:span></text:p>
          </table:table-cell>
        </table:table-row>
        <table:table-row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8">Visual Communication Evening Class from EPSAA in Paris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8">Graphic Design Specialization from CalArts on Coursera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>
          <table:table-cell table:style-name="GraphicDesignTable.A1" office:value-type="string">
            <text:p text:style-name="Table_20_Start_20_Date">since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8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Table_20_Text">Software Engineer<text:span text:style-name="T11">, Technical Trainer &amp; Project Manager</text:span></text:p>
          </table:table-cell>
        </table:table-row>
        <table:table-row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2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>
                <table:table-cell table:style-name="SoftwareEngineer.A1" office:value-type="string">
                  <text:p text:style-name="P15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>
                <table:table-cell table:style-name="SoftwareEngineer.A1" office:value-type="string">
                  <text:p text:style-name="P17">Print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>
                <table:table-cell table:style-name="SoftwareEngineer.A1" office:value-type="string">
                  <text:p text:style-name="P15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>
                <table:table-cell table:style-name="SoftwareEngineer.A1" office:value-type="string">
                  <text:p text:style-name="P15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>
                <table:table-cell table:style-name="SoftwareEngineer.A1" office:value-type="string">
                  <text:p text:style-name="P15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>
                <table:table-cell table:style-name="SoftwareEngineer.A1" office:value-type="string">
                  <text:p text:style-name="P15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>
                <table:table-cell table:style-name="SoftwareEngineer.A1" office:value-type="string">
                  <text:p text:style-name="P15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11"/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8">Video Games <text:span text:style-name="T2">&amp;</text:span> Interactive Media Master<text:span text:style-name="T16">'s</text:span> Degree from C<text:span text:style-name="T18">nam</text:span>-E<text:span text:style-name="T18">njmin</text:span>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8">Software Engineer<text:span text:style-name="T17">ing</text:span> Master<text:span text:style-name="T16">'s</text:span> Degree from ENSII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ill Sans" svg:font-family="'Gill Sans'" style:font-family-generic="swiss" style:font-pitch="variable"/>
    <style:font-face style:name="Joanna Nova" svg:font-family="'Joanna Nova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7T19:14:54.808546514</meta:creation-date>
    <dc:date>2023-05-16T18:37:07.539802932</dc:date>
    <meta:editing-duration>PT5H40M9S</meta:editing-duration>
    <meta:editing-cycles>165</meta:editing-cycles>
    <meta:generator>LibreOffice/7.4.6.2$MacOSX_X86_64 LibreOffice_project/5b1f5509c2decdade7fda905e3e1429a67acd63d</meta:generator>
    <dc:creator>Eric Bréchemier</dc:creator>
    <meta:document-statistic meta:table-count="4" meta:image-count="0" meta:object-count="0" meta:page-count="1" meta:paragraph-count="52" meta:word-count="153" meta:character-count="1097" meta:non-whitespace-character-count="993"/>
  </office:meta>
</office:document-meta>
</file>